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9.95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1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text-align="center">
        <style:tab-stops>
          <style:tab-stop style:position="19.05cm" style:type="right"/>
        </style:tab-stops>
      </style:paragraph-properties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paragraph-properties fo:text-align="start">
        <style:tab-stops>
          <style:tab-stop style:position="19.05cm" style:type="right"/>
        </style:tab-stops>
      </style:paragraph-properties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6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7" style:family="paragraph">
      <style:paragraph-properties fo:margin-left="0.318cm" fo:margin-right="0cm" fo:text-indent="0cm"/>
    </style:style>
    <style:style style:name="P8" style:family="paragraph">
      <style:paragraph-properties fo:margin-left="0cm" fo:margin-right="0cm" fo:text-indent="0cm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1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1" fo:font-size="36pt" fo:text-shadow="none" fo:font-weight="normal" style:font-size-asian="36pt" style:font-weight-asian="normal" style:font-size-complex="36pt" style:font-weight-complex="normal"/>
    </style:style>
    <style:style style:name="T4" style:family="text"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ffffff" style:font-name="Segoe UI1" fo:font-size="16pt" fo:text-shadow="1pt 1pt" style:font-size-asian="16pt" style:font-size-complex="16pt"/>
    </style:style>
    <style:style style:name="T6" style:family="text">
      <style:text-properties fo:color="#000000" style:font-name="Segoe UI Semibold" fo:font-size="20pt" fo:text-shadow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146cm" svg:height="3.063cm" svg:x="1.524cm" svg:y="0.508cm">
          <draw:text-box>
            <text:p text:style-name="P1"><text:span text:style-name="T1">HYMN #965</text:span></text:p>
            <text:p text:style-name="P1"><text:span text:style-name="T2">“</text:span><text:span text:style-name="T2">God Bless Our Native Land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draw:frame draw:style-name="gr3" draw:text-style-name="P5" draw:layer="layout" svg:width="23.114cm" svg:height="7.011cm" svg:x="2.032cm" svg:y="0.592cm">
          <draw:text-box>
            <text:p text:style-name="P4"><text:span text:style-name="T3">1. </text:span><text:span text:style-name="T4">God bless our native land;</text:span><text:span text:style-name="T4"><text:line-break/></text:span><text:span text:style-name="T4">Firm may she ever stand </text:span></text:p>
            <text:p text:style-name="P4"><text:span text:style-name="T4">Through storm and night.</text:span><text:span text:style-name="T4"><text:line-break/></text:span><text:span text:style-name="T4">When the wild tempests rave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0">
        <draw:frame draw:style-name="gr4" draw:text-style-name="P2" draw:layer="layout" svg:width="23.114cm" svg:height="5.842cm" svg:x="2.299cm" svg:y="0.471cm">
          <draw:text-box>
            <text:p text:style-name="P1"><text:span text:style-name="T4">Ruler of wind and wave,</text:span><text:span text:style-name="T4"><text:line-break/></text:span><text:span text:style-name="T4">Do Thou our country save</text:span><text:span text:style-name="T4"><text:line-break/></text:span><text:span text:style-name="T4">By Thy great migh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 presentation:presentation-page-layout-name="AL1T0">
        <draw:frame draw:style-name="gr5" draw:text-style-name="P6" draw:layer="layout" svg:width="23.622cm" svg:height="7.112cm" svg:x="1.778cm" svg:y="0.508cm">
          <draw:text-box>
            <text:p text:style-name="P4"><text:span text:style-name="T3">2. </text:span><text:span text:style-name="T4">So shall our prayers arise</text:span><text:span text:style-name="T4"><text:line-break/></text:span><text:span text:style-name="T4">To God above the skies;</text:span><text:span text:style-name="T4"><text:line-break/></text:span><text:span text:style-name="T4">On Him we wait.</text:span><text:span text:style-name="T4"><text:line-break/></text:span><text:span text:style-name="T4">Thou who art ever nigh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 presentation:presentation-page-layout-name="AL1T0">
        <draw:frame draw:style-name="gr6" draw:text-style-name="P2" draw:layer="layout" svg:width="23.622cm" svg:height="10.201cm" svg:x="2.105cm" svg:y="0.581cm">
          <draw:text-box>
            <text:p text:style-name="P1"><text:span text:style-name="T4">Guarding with watchful eye,</text:span><text:span text:style-name="T4"><text:line-break/></text:span><text:span text:style-name="T4">To Thee aloud we cry:</text:span><text:span text:style-name="T4"><text:line-break/></text:span><text:span text:style-name="T4">God save the state!</text:span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8"><text:span text:style-name="T6"><text:s text:c="12"/></text:span><text:span text:style-name="T6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Hymn_25_20template-background" style:display-name="Hymn%20template-background" style:family="presentation">
      <style:graphic-properties draw:stroke="none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1T16:57:35.340000000</meta:creation-date>
    <dc:title>Hymn template</dc:title>
    <meta:editing-duration>PT17M4S</meta:editing-duration>
    <meta:editing-cycles>7</meta:editing-cycles>
    <meta:generator>LibreOffice/6.1.3.2$Windows_X86_64 LibreOffice_project/86daf60bf00efa86ad547e59e09d6bb77c699acb</meta:generator>
    <meta:initial-creator>Arthur Hoch</meta:initial-creator>
    <dc:date>2019-01-18T22:37:30.108000000</dc:date>
    <meta:document-statistic meta:object-count="96"/>
    <meta:template xlink:type="simple" xlink:actuate="onRequest" xlink:title="Hymn template" xlink:href="../../AppData/Roaming/LibreOffice/4/user/template/Worship%20Templsates/Hymn%20template.otp" meta:date="2015-07-01T16:57:35.060000000"/>
  </office:meta>
</office:document-meta>
</file>